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7.5937in" svg:height="4.2665in" svg:x="6.2976in" svg:y="0.1862in">
            <draw:object draw:notify-on-update-of-ranges="Лист1.B3:Лист1.B5 Лист1.C3:Лист1.C5 Лист1.E3:Лист1.E5 Лист1.F3:Лист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-0.5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0T19:07:05.754000000</dc:date>
    <meta:editing-duration>PT5H44M54S</meta:editing-duration>
    <meta:editing-cycles>1</meta:editing-cycles>
    <meta:document-statistic meta:table-count="1" meta:cell-count="18" meta:object-count="1"/>
    <meta:generator>LibreOffice/7.3.3.2$Windows_X86_64 LibreOffice_project/d1d0ea68f081ee2800a922cac8f79445e460334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89cm" svg:height="10.838cm" xlink:href=".." xlink:type="simple" chart:class="chart:scatter" chart:style-name="ch1">
        <chart:legend chart:legend-position="end" svg:x="16.735cm" svg:y="4.865cm" style:legend-expansion="high" chart:style-name="ch2"/>
        <chart:plot-area chart:style-name="ch3" table:cell-range-address="Лист1.B3:Лист1.C5 Лист1.F3:Лист1.F5" svg:x="0.385cm" svg:y="0.216cm" svg:width="15.965cm" svg:height="10.406cm">
          <chart:coordinate-region svg:x="0.692cm" svg:y="0.418cm" svg:width="15.413cm" svg:height="10.0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C3:Лист1.C5" chart:class="chart:scatter">
            <chart:domain table:cell-range-address="Лист1.B3:Лист1.B5"/>
            <chart:data-point chart:repeated="3"/>
          </chart:series>
          <chart:series chart:style-name="ch8" chart:values-cell-range-address="Лист1.F3:Лист1.F5" chart:class="chart:scatter">
            <chart:domain table:cell-range-address="Лист1.E3:Лист1.E5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B3:Лист1.B5</svg:desc>
                </draw:g>
              </table:table-cell>
              <table:table-cell office:value-type="float" office:value="2">
                <text:p>2</text:p>
                <draw:g>
                  <svg:desc>Лист1.C3:Лист1.C5</svg:desc>
                </draw:g>
              </table:table-cell>
              <table:table-cell office:value-type="float" office:value="-1">
                <text:p>-1</text:p>
                <draw:g>
                  <svg:desc>Лист1.E3:Лист1.E5</svg:desc>
                </draw:g>
              </table:table-cell>
              <table:table-cell office:value-type="float" office:value="-2">
                <text:p>-2</text:p>
                <draw:g>
                  <svg:desc>Лист1.F3:Лист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